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B05E6000051FE000074083CADF34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gr1" style:family="graphic">
      <style:graphic-properties fo:background-color="#ffffff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acroform1" form:control-implementation="ooo:com.sun.star.form.component.TextField" xml:id="control1" form:id="control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style-name="gr1" draw:text-style-name="P1" svg:width="4.261cm" svg:height="0.345cm" svg:x="11.042cm" svg:y="23.179cm" draw:control="control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style:footnote-max-height="0cm">
        <style:background-image xlink:href="Pictures/100B05E6000051FE000074083CADF34B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 </meta:initial-creator>
    <meta:creation-date>2016-08-08T16:34:06.833344067</meta:creation-date>
    <dc:date>2017-02-22T13:43:46.430081546</dc:date>
    <dc:creator>jb </dc:creator>
    <meta:editing-duration>PT1H10M1S</meta:editing-duration>
    <meta:editing-cycles>52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